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08316" officeooo:paragraph-rsid="00108316"/>
    </style:style>
    <style:style style:name="P2" style:family="paragraph" style:parent-style-name="Text_20_body">
      <style:text-properties officeooo:rsid="00108316" officeooo:paragraph-rsid="001083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at are going to learn in this module?</text:h>
      <text:p text:style-name="P2">* <text:s/>Basic Structure of a C program</text:p>
      <text:p text:style-name="P2">* <text:s/>Printing in C</text:p>
      <text:p text:style-name="P2">* <text:s/>Taking input in C</text:p>
      <text:p text:style-name="P2">* <text:s/>Variables and Data types</text:p>
      <text:p text:style-name="P2">* <text:s/>Data types and limitations</text:p>
      <text:p text:style-name="P2">* <text:s/>Variable naming ru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06:36:10.322226512</meta:creation-date>
    <dc:date>2025-04-06T06:38:05.192516090</dc:date>
    <meta:editing-duration>PT1M56S</meta:editing-duration>
    <meta:editing-cycles>1</meta:editing-cycles>
    <meta:document-statistic meta:table-count="0" meta:image-count="0" meta:object-count="0" meta:page-count="1" meta:paragraph-count="7" meta:word-count="38" meta:character-count="188" meta:non-whitespace-character-count="151"/>
    <meta:generator>LibreOffice/24.8.6.2$Linux_X86_64 LibreOffice_project/d50be90c1d90f0f90a5235ffcbbafbbfa38a83c2</meta:generator>
  </office:meta>
</office:document-meta>
</file>